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3399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Atom key binding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hift-ctrl-p</text:p>
          </table:table-cell>
          <table:table-cell office:value-type="string" calcext:value-type="string">
            <text:p>Open command palle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trl-,</text:p>
          </table:table-cell>
          <table:table-cell office:value-type="string" calcext:value-type="string">
            <text:p>Open Settings View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table:style-name="ce1" office:value-type="string" calcext:value-type="string">
            <text:p>Continue</text:p>
          </table:table-cell>
          <table:table-cell/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Config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Community Packages</text:p>
          </table:table-cell>
          <table:table-cell table:style-name="ce1" office:value-type="string" calcext:value-type="string">
            <text:p>user01-g3vb</text:p>
          </table:table-cell>
          <table:table-cell table:style-name="ce1" office:value-type="string" calcext:value-type="string">
            <text:p>karl-g3</text:p>
          </table:table-cell>
          <table:table-cell table:style-name="ce1" office:value-type="string" calcext:value-type="string">
            <text:p>Fil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trl-alt-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tom-beautif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~/.jsbeautifyrc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browser-plus</text:p>
          </table:table-cell>
          <table:table-cell table:style-name="ce2"/>
          <table:table-cell table:style-name="ce2" office:value-type="string" calcext:value-type="string">
            <text:p>remove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it-time-machine</text:p>
          </table:table-cell>
          <table:table-cell table:style-name="ce3"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babel</text:p>
          </table:table-cell>
          <table:table-cell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linter</text:p>
          </table:table-cell>
          <table:table-cell table:style-name="ce4" office:value-type="string" calcext:value-type="string">
            <text:p>install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linter-csslint</text:p>
          </table:table-cell>
          <table:table-cell table:style-name="ce4" office:value-type="string" calcext:value-type="string">
            <text:p>install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linter-htmlhint</text:p>
          </table:table-cell>
          <table:table-cell table:style-name="ce4" office:value-type="string" calcext:value-type="string">
            <text:p>install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meld-diff</text:p>
          </table:table-cell>
          <table:table-cell table:style-name="ce4" office:value-type="string" calcext:value-type="string">
            <text:p>installed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inter-eslint</text:p>
          </table:table-cell>
          <table:table-cell table:style-name="ce4" office:value-type="string" calcext:value-type="string">
            <text:p>installe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open-in-brows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o</text:p>
          </table:table-cell>
          <table:table-cell office:value-type="string" calcext:value-type="string">
            <text:p>source-preview</text:p>
          </table:table-cell>
          <table:table-cell office:value-type="string" calcext:value-type="string">
            <text:p>x</text:p>
          </table:table-cell>
          <table:table-cell table:style-name="ce4"/>
          <table:table-cell/>
        </table:table-row>
        <table:table-row table:style-name="ro1">
          <table:table-cell table:number-columns-repeated="5"/>
          <table:table-cell office:value-type="string" calcext:value-type="string">
            <text:p>ctrl-alt-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lit-diff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/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 calcext:value-type="string">
            <text:p>Core Packag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bou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rchive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atom-api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c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ht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plu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complete-snippet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flo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utosav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ckground-tip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ookmark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racket-match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ommand-palle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eprecation-co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ev-live-reload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ncoding-selec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exception-reporting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ind-and-replac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uzzy-find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it-diff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o-to-lin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mmer-selec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mage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imncompatible-packag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keybinding-resolve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lojur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offee-scrip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shar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c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gfm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gi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g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ht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hyperlink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java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javascrip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js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le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mak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mustach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objective-c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er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h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roperty-lis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python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ruby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ruby-on-rail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as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hellscrip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ourc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sq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text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todo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to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x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anguage-yaml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ine-ending-selec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arkdown-pre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etric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notification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pen-on-github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ackage-generato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ettings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nippet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pell-check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tatus-bar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tyleguid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symbols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ab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imecop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ree-view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update-package-dependencies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elcom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hitespac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rap-guide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H8:Sheet1.J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5:40:57.129293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05:43:54.754092095</meta:creation-date>
    <dc:date>2016-09-11T06:39:05.469406860</dc:date>
    <meta:editing-duration>P1DT18M15S</meta:editing-duration>
    <meta:editing-cycles>26</meta:editing-cycles>
    <meta:generator>LibreOffice/5.1.4.2$Linux_X86_64 LibreOffice_project/10m0$Build-2</meta:generator>
    <meta:document-statistic meta:table-count="1" meta:cell-count="289" meta:object-count="0"/>
  </office:meta>
</office:document-meta>
</file>